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351444083624" calcext:value-type="float">
            <text:p>2.11351</text:p>
          </table:table-cell>
          <table:table-cell office:value-type="float" office:value="2.48903827620025" calcext:value-type="float">
            <text:p>2.48904</text:p>
          </table:table-cell>
          <table:table-cell office:value-type="float" office:value="3.25408568691125" calcext:value-type="float">
            <text:p>3.2540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881398326282" calcext:value-type="float">
            <text:p>2.11881</text:p>
          </table:table-cell>
          <table:table-cell office:value-type="float" office:value="2.45092362565464" calcext:value-type="float">
            <text:p>2.45092</text:p>
          </table:table-cell>
          <table:table-cell office:value-type="float" office:value="3.25266260248768" calcext:value-type="float">
            <text:p>3.2526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9083934825514" calcext:value-type="float">
            <text:p>2.39084</text:p>
          </table:table-cell>
          <table:table-cell office:value-type="float" office:value="2.05569095663746" calcext:value-type="float">
            <text:p>2.05569</text:p>
          </table:table-cell>
          <table:table-cell office:value-type="float" office:value="2.6505385668451" calcext:value-type="float">
            <text:p>2.6505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8098487898811" calcext:value-type="float">
            <text:p>2.38098</text:p>
          </table:table-cell>
          <table:table-cell office:value-type="float" office:value="2.04763902840117" calcext:value-type="float">
            <text:p>2.04764</text:p>
          </table:table-cell>
          <table:table-cell office:value-type="float" office:value="2.62268380654486" calcext:value-type="float">
            <text:p>2.622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401319683389" calcext:value-type="float">
            <text:p>2.36401</text:p>
          </table:table-cell>
          <table:table-cell office:value-type="float" office:value="2.02332268524418" calcext:value-type="float">
            <text:p>2.02332</text:p>
          </table:table-cell>
          <table:table-cell office:value-type="float" office:value="2.46718729025955" calcext:value-type="float">
            <text:p>2.46719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072327711935" calcext:value-type="float">
            <text:p>2.36072</text:p>
          </table:table-cell>
          <table:table-cell office:value-type="float" office:value="2.01440374948671" calcext:value-type="float">
            <text:p>2.0144</text:p>
          </table:table-cell>
          <table:table-cell office:value-type="float" office:value="2.46268212905144" calcext:value-type="float">
            <text:p>2.4626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6038705793575" calcext:value-type="float">
            <text:p>2.36039</text:p>
          </table:table-cell>
          <table:table-cell office:value-type="float" office:value="2.15101779703411" calcext:value-type="float">
            <text:p>2.15102</text:p>
          </table:table-cell>
          <table:table-cell office:value-type="float" office:value="2.88237542500064" calcext:value-type="float">
            <text:p>2.8823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738586807528" calcext:value-type="float">
            <text:p>2.35739</text:p>
          </table:table-cell>
          <table:table-cell office:value-type="float" office:value="2.1490649279442" calcext:value-type="float">
            <text:p>2.14906</text:p>
          </table:table-cell>
          <table:table-cell office:value-type="float" office:value="2.9109059614553" calcext:value-type="float">
            <text:p>2.9109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141924069379" calcext:value-type="float">
            <text:p>2.16142</text:p>
          </table:table-cell>
          <table:table-cell office:value-type="float" office:value="2.35076984820094" calcext:value-type="float">
            <text:p>2.35077</text:p>
          </table:table-cell>
          <table:table-cell office:value-type="float" office:value="2.96374424500386" calcext:value-type="float">
            <text:p>2.9637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92239340009" calcext:value-type="float">
            <text:p>2.15922</text:p>
          </table:table-cell>
          <table:table-cell office:value-type="float" office:value="2.337306760725" calcext:value-type="float">
            <text:p>2.33731</text:p>
          </table:table-cell>
          <table:table-cell office:value-type="float" office:value="2.96259485675041" calcext:value-type="float">
            <text:p>2.9625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3574582911265" calcext:value-type="float">
            <text:p>2.33575</text:p>
          </table:table-cell>
          <table:table-cell office:value-type="float" office:value="2.16781282891344" calcext:value-type="float">
            <text:p>2.16781</text:p>
          </table:table-cell>
          <table:table-cell office:value-type="float" office:value="2.8707661661178" calcext:value-type="float">
            <text:p>2.870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135702004597" calcext:value-type="float">
            <text:p>2.33136</text:p>
          </table:table-cell>
          <table:table-cell office:value-type="float" office:value="2.06123016629864" calcext:value-type="float">
            <text:p>2.06123</text:p>
          </table:table-cell>
          <table:table-cell office:value-type="float" office:value="2.65945164257166" calcext:value-type="float">
            <text:p>2.6594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782068768209" calcext:value-type="float">
            <text:p>2.32782</text:p>
          </table:table-cell>
          <table:table-cell office:value-type="float" office:value="2.11121437059258" calcext:value-type="float">
            <text:p>2.11121</text:p>
          </table:table-cell>
          <table:table-cell office:value-type="float" office:value="2.76567781738765" calcext:value-type="float">
            <text:p>2.76568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623031464081" calcext:value-type="float">
            <text:p>2.32623</text:p>
          </table:table-cell>
          <table:table-cell office:value-type="float" office:value="2.07967263002191" calcext:value-type="float">
            <text:p>2.07967</text:p>
          </table:table-cell>
          <table:table-cell office:value-type="float" office:value="2.67237080456555" calcext:value-type="float">
            <text:p>2.6723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421588447959" calcext:value-type="float">
            <text:p>2.32422</text:p>
          </table:table-cell>
          <table:table-cell office:value-type="float" office:value="2.17936701689547" calcext:value-type="float">
            <text:p>2.17937</text:p>
          </table:table-cell>
          <table:table-cell office:value-type="float" office:value="2.88124403982352" calcext:value-type="float">
            <text:p>2.8812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016862756762" calcext:value-type="float">
            <text:p>2.32017</text:p>
          </table:table-cell>
          <table:table-cell office:value-type="float" office:value="2.10941085159329" calcext:value-type="float">
            <text:p>2.10941</text:p>
          </table:table-cell>
          <table:table-cell office:value-type="float" office:value="2.78406329269899" calcext:value-type="float">
            <text:p>2.78406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9755922031355" calcext:value-type="float">
            <text:p>2.29756</text:p>
          </table:table-cell>
          <table:table-cell office:value-type="float" office:value="2.20913799071237" calcext:value-type="float">
            <text:p>2.20914</text:p>
          </table:table-cell>
          <table:table-cell office:value-type="float" office:value="2.95201698729767" calcext:value-type="float">
            <text:p>2.9520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44555836038" calcext:value-type="float">
            <text:p>2.29446</text:p>
          </table:table-cell>
          <table:table-cell office:value-type="float" office:value="2.18835148455343" calcext:value-type="float">
            <text:p>2.18835</text:p>
          </table:table-cell>
          <table:table-cell office:value-type="float" office:value="3.00382359305064" calcext:value-type="float">
            <text:p>3.0038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9009879588541" calcext:value-type="float">
            <text:p>2.2901</text:p>
          </table:table-cell>
          <table:table-cell office:value-type="float" office:value="2.21129036496412" calcext:value-type="float">
            <text:p>2.21129</text:p>
          </table:table-cell>
          <table:table-cell office:value-type="float" office:value="2.97654311883055" calcext:value-type="float">
            <text:p>2.9765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8244200099227" calcext:value-type="float">
            <text:p>2.28244</text:p>
          </table:table-cell>
          <table:table-cell office:value-type="float" office:value="2.04506294975469" calcext:value-type="float">
            <text:p>2.04506</text:p>
          </table:table-cell>
          <table:table-cell office:value-type="float" office:value="2.65441352200591" calcext:value-type="float">
            <text:p>2.6544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187101108023" calcext:value-type="float">
            <text:p>2.28187</text:p>
          </table:table-cell>
          <table:table-cell office:value-type="float" office:value="2.17741614871697" calcext:value-type="float">
            <text:p>2.17742</text:p>
          </table:table-cell>
          <table:table-cell office:value-type="float" office:value="3.04525877686091" calcext:value-type="float">
            <text:p>3.0452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596006346219" calcext:value-type="float">
            <text:p>2.27596</text:p>
          </table:table-cell>
          <table:table-cell office:value-type="float" office:value="2.22185741350592" calcext:value-type="float">
            <text:p>2.22186</text:p>
          </table:table-cell>
          <table:table-cell office:value-type="float" office:value="2.97002013215168" calcext:value-type="float">
            <text:p>2.9700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218183076843" calcext:value-type="float">
            <text:p>2.27218</text:p>
          </table:table-cell>
          <table:table-cell office:value-type="float" office:value="2.17988968993661" calcext:value-type="float">
            <text:p>2.17989</text:p>
          </table:table-cell>
          <table:table-cell office:value-type="float" office:value="2.94519901161731" calcext:value-type="float">
            <text:p>2.945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80146853088" calcext:value-type="float">
            <text:p>2.2648</text:p>
          </table:table-cell>
          <table:table-cell office:value-type="float" office:value="2.27193410264454" calcext:value-type="float">
            <text:p>2.27193</text:p>
          </table:table-cell>
          <table:table-cell office:value-type="float" office:value="3.02760871961404" calcext:value-type="float">
            <text:p>3.0276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10239688416" calcext:value-type="float">
            <text:p>2.2421</text:p>
          </table:table-cell>
          <table:table-cell office:value-type="float" office:value="2.26956585487359" calcext:value-type="float">
            <text:p>2.26957</text:p>
          </table:table-cell>
          <table:table-cell office:value-type="float" office:value="2.99917529975205" calcext:value-type="float">
            <text:p>2.9991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6911044145217" calcext:value-type="float">
            <text:p>2.26911</text:p>
          </table:table-cell>
          <table:table-cell office:value-type="float" office:value="2.20714986656269" calcext:value-type="float">
            <text:p>2.20715</text:p>
          </table:table-cell>
          <table:table-cell office:value-type="float" office:value="2.8664291496603" calcext:value-type="float">
            <text:p>2.8664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61896767593" calcext:value-type="float">
            <text:p>2.24562</text:p>
          </table:table-cell>
          <table:table-cell office:value-type="float" office:value="2.26875768392671" calcext:value-type="float">
            <text:p>2.26876</text:p>
          </table:table-cell>
          <table:table-cell office:value-type="float" office:value="3.04059724777643" calcext:value-type="float">
            <text:p>3.040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3268793403" calcext:value-type="float">
            <text:p>2.26733</text:p>
          </table:table-cell>
          <table:table-cell office:value-type="float" office:value="2.05062766001054" calcext:value-type="float">
            <text:p>2.05063</text:p>
          </table:table-cell>
          <table:table-cell office:value-type="float" office:value="2.64760943589048" calcext:value-type="float">
            <text:p>2.6476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538284046759" calcext:value-type="float">
            <text:p>2.26538</text:p>
          </table:table-cell>
          <table:table-cell office:value-type="float" office:value="2.20278922990787" calcext:value-type="float">
            <text:p>2.20279</text:p>
          </table:table-cell>
          <table:table-cell office:value-type="float" office:value="2.78475458509357" calcext:value-type="float">
            <text:p>2.7847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757209555478" calcext:value-type="float">
            <text:p>2.23757</text:p>
          </table:table-cell>
          <table:table-cell office:value-type="float" office:value="2.26341335918653" calcext:value-type="float">
            <text:p>2.26341</text:p>
          </table:table-cell>
          <table:table-cell office:value-type="float" office:value="2.82882427479228" calcext:value-type="float">
            <text:p>2.82882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24482109228" calcext:value-type="float">
            <text:p>2.21024</text:p>
          </table:table-cell>
          <table:table-cell office:value-type="float" office:value="2.26166408833847" calcext:value-type="float">
            <text:p>2.26166</text:p>
          </table:table-cell>
          <table:table-cell office:value-type="float" office:value="2.92129676486918" calcext:value-type="float">
            <text:p>2.921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1809268254" calcext:value-type="float">
            <text:p>2.24518</text:p>
          </table:table-cell>
          <table:table-cell office:value-type="float" office:value="2.25756411127339" calcext:value-type="float">
            <text:p>2.25756</text:p>
          </table:table-cell>
          <table:table-cell office:value-type="float" office:value="2.98537651574335" calcext:value-type="float">
            <text:p>2.9853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734709285557" calcext:value-type="float">
            <text:p>2.25735</text:p>
          </table:table-cell>
          <table:table-cell office:value-type="float" office:value="2.19910461308766" calcext:value-type="float">
            <text:p>2.1991</text:p>
          </table:table-cell>
          <table:table-cell office:value-type="float" office:value="2.79336828353777" calcext:value-type="float">
            <text:p>2.7933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10301727974" calcext:value-type="float">
            <text:p>2.2141</text:p>
          </table:table-cell>
          <table:table-cell office:value-type="float" office:value="2.25487968037207" calcext:value-type="float">
            <text:p>2.25488</text:p>
          </table:table-cell>
          <table:table-cell office:value-type="float" office:value="2.92734166592496" calcext:value-type="float">
            <text:p>2.9273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311017019792" calcext:value-type="float">
            <text:p>2.25311</text:p>
          </table:table-cell>
          <table:table-cell office:value-type="float" office:value="2.21438370892158" calcext:value-type="float">
            <text:p>2.21438</text:p>
          </table:table-cell>
          <table:table-cell office:value-type="float" office:value="2.8529288254267" calcext:value-type="float">
            <text:p>2.8529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5065318316458" calcext:value-type="float">
            <text:p>2.25065</text:p>
          </table:table-cell>
          <table:table-cell office:value-type="float" office:value="2.28050468357904" calcext:value-type="float">
            <text:p>2.2805</text:p>
          </table:table-cell>
          <table:table-cell office:value-type="float" office:value="2.8806304371812" calcext:value-type="float">
            <text:p>2.8806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53878121448" calcext:value-type="float">
            <text:p>2.21954</text:p>
          </table:table-cell>
          <table:table-cell office:value-type="float" office:value="2.24958393926766" calcext:value-type="float">
            <text:p>2.24958</text:p>
          </table:table-cell>
          <table:table-cell office:value-type="float" office:value="2.83034212965719" calcext:value-type="float">
            <text:p>2.83034</text:p>
          </table:table-cell>
          <table:table-cell office:value-type="float" office:value="35276100" calcext:value-type="float">
            <text:p>35276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9138969478" calcext:value-type="float">
            <text:p>2.23991</text:p>
          </table:table-cell>
          <table:table-cell office:value-type="float" office:value="2.15401370296851" calcext:value-type="float">
            <text:p>2.15401</text:p>
          </table:table-cell>
          <table:table-cell office:value-type="float" office:value="2.7638418079096" calcext:value-type="float">
            <text:p>2.7638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49896699762" calcext:value-type="float">
            <text:p>2.2385</text:p>
          </table:table-cell>
          <table:table-cell office:value-type="float" office:value="2.26408065614728" calcext:value-type="float">
            <text:p>2.26408</text:p>
          </table:table-cell>
          <table:table-cell office:value-type="float" office:value="3.01562679644907" calcext:value-type="float">
            <text:p>3.0156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98310454662" calcext:value-type="float">
            <text:p>2.23598</text:p>
          </table:table-cell>
          <table:table-cell office:value-type="float" office:value="2.27201894732677" calcext:value-type="float">
            <text:p>2.27202</text:p>
          </table:table-cell>
          <table:table-cell office:value-type="float" office:value="3.01515164361842" calcext:value-type="float">
            <text:p>3.0151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52911668731" calcext:value-type="float">
            <text:p>2.23553</text:p>
          </table:table-cell>
          <table:table-cell office:value-type="float" office:value="2.16901729413029" calcext:value-type="float">
            <text:p>2.16902</text:p>
          </table:table-cell>
          <table:table-cell office:value-type="float" office:value="2.77899560577527" calcext:value-type="float">
            <text:p>2.77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948091628969" calcext:value-type="float">
            <text:p>2.22948</text:p>
          </table:table-cell>
          <table:table-cell office:value-type="float" office:value="2.27954179857357" calcext:value-type="float">
            <text:p>2.27954</text:p>
          </table:table-cell>
          <table:table-cell office:value-type="float" office:value="2.89256868353377" calcext:value-type="float">
            <text:p>2.8925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2812888488842" calcext:value-type="float">
            <text:p>2.22813</text:p>
          </table:table-cell>
          <table:table-cell office:value-type="float" office:value="2.29309330525458" calcext:value-type="float">
            <text:p>2.29309</text:p>
          </table:table-cell>
          <table:table-cell office:value-type="float" office:value="3.00553208111138" calcext:value-type="float">
            <text:p>3.00553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72607708789" calcext:value-type="float">
            <text:p>2.22073</text:p>
          </table:table-cell>
          <table:table-cell office:value-type="float" office:value="2.30049191432794" calcext:value-type="float">
            <text:p>2.30049</text:p>
          </table:table-cell>
          <table:table-cell office:value-type="float" office:value="3.03551812647165" calcext:value-type="float">
            <text:p>3.0355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01417025519" calcext:value-type="float">
            <text:p>2.21601</text:p>
          </table:table-cell>
          <table:table-cell office:value-type="float" office:value="2.30230420794355" calcext:value-type="float">
            <text:p>2.3023</text:p>
          </table:table-cell>
          <table:table-cell office:value-type="float" office:value="3.05625930718483" calcext:value-type="float">
            <text:p>3.0562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42537051504" calcext:value-type="float">
            <text:p>2.21043</text:p>
          </table:table-cell>
          <table:table-cell office:value-type="float" office:value="2.32722886450868" calcext:value-type="float">
            <text:p>2.32723</text:p>
          </table:table-cell>
          <table:table-cell office:value-type="float" office:value="3.01610543120139" calcext:value-type="float">
            <text:p>3.0161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42586830138" calcext:value-type="float">
            <text:p>2.20643</text:p>
          </table:table-cell>
          <table:table-cell office:value-type="float" office:value="2.23238845411406" calcext:value-type="float">
            <text:p>2.23239</text:p>
          </table:table-cell>
          <table:table-cell office:value-type="float" office:value="2.83942174477069" calcext:value-type="float">
            <text:p>2.839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553994591989" calcext:value-type="float">
            <text:p>2.20554</text:p>
          </table:table-cell>
          <table:table-cell office:value-type="float" office:value="2.32968251612438" calcext:value-type="float">
            <text:p>2.32968</text:p>
          </table:table-cell>
          <table:table-cell office:value-type="float" office:value="2.98543025913503" calcext:value-type="float">
            <text:p>2.9854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01971812253" calcext:value-type="float">
            <text:p>2.20402</text:p>
          </table:table-cell>
          <table:table-cell office:value-type="float" office:value="2.31748030805322" calcext:value-type="float">
            <text:p>2.31748</text:p>
          </table:table-cell>
          <table:table-cell office:value-type="float" office:value="3.04870404563919" calcext:value-type="float">
            <text:p>3.048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91544925005" calcext:value-type="float">
            <text:p>2.20192</text:p>
          </table:table-cell>
          <table:table-cell office:value-type="float" office:value="2.34835672073325" calcext:value-type="float">
            <text:p>2.34836</text:p>
          </table:table-cell>
          <table:table-cell office:value-type="float" office:value="3.17416810099965" calcext:value-type="float">
            <text:p>3.1741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85519857491" calcext:value-type="float">
            <text:p>2.19986</text:p>
          </table:table-cell>
          <table:table-cell office:value-type="float" office:value="2.30671746177279" calcext:value-type="float">
            <text:p>2.30672</text:p>
          </table:table-cell>
          <table:table-cell office:value-type="float" office:value="3.04688153421029" calcext:value-type="float">
            <text:p>3.0468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7963133367" calcext:value-type="float">
            <text:p>2.1978</text:p>
          </table:table-cell>
          <table:table-cell office:value-type="float" office:value="2.34455875805159" calcext:value-type="float">
            <text:p>2.34456</text:p>
          </table:table-cell>
          <table:table-cell office:value-type="float" office:value="2.97555912697235" calcext:value-type="float">
            <text:p>2.9755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537262981773" calcext:value-type="float">
            <text:p>2.19537</text:p>
          </table:table-cell>
          <table:table-cell office:value-type="float" office:value="2.24114421617588" calcext:value-type="float">
            <text:p>2.24114</text:p>
          </table:table-cell>
          <table:table-cell office:value-type="float" office:value="2.85415894387872" calcext:value-type="float">
            <text:p>2.8541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38523436782" calcext:value-type="float">
            <text:p>2.18939</text:p>
          </table:table-cell>
          <table:table-cell office:value-type="float" office:value="2.36172664983772" calcext:value-type="float">
            <text:p>2.36173</text:p>
          </table:table-cell>
          <table:table-cell office:value-type="float" office:value="3.01556640716149" calcext:value-type="float">
            <text:p>3.0155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46063935852" calcext:value-type="float">
            <text:p>2.18146</text:p>
          </table:table-cell>
          <table:table-cell office:value-type="float" office:value="2.35067102239381" calcext:value-type="float">
            <text:p>2.35067</text:p>
          </table:table-cell>
          <table:table-cell office:value-type="float" office:value="3.00595473155003" calcext:value-type="float">
            <text:p>3.0059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9150422669" calcext:value-type="float">
            <text:p>2.17992</text:p>
          </table:table-cell>
          <table:table-cell office:value-type="float" office:value="2.35392976149092" calcext:value-type="float">
            <text:p>2.35393</text:p>
          </table:table-cell>
          <table:table-cell office:value-type="float" office:value="3.14911794880491" calcext:value-type="float">
            <text:p>3.1491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707305532416" calcext:value-type="float">
            <text:p>2.13707</text:p>
          </table:table-cell>
          <table:table-cell office:value-type="float" office:value="2.44705665017652" calcext:value-type="float">
            <text:p>2.44706</text:p>
          </table:table-cell>
          <table:table-cell office:value-type="float" office:value="3.2322792105129" calcext:value-type="float">
            <text:p>3.23228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2826193269073" calcext:value-type="float">
            <text:p>2.12826</text:p>
          </table:table-cell>
          <table:table-cell office:value-type="float" office:value="2.45807966271696" calcext:value-type="float">
            <text:p>2.45808</text:p>
          </table:table-cell>
          <table:table-cell office:value-type="float" office:value="3.2511283001547" calcext:value-type="float">
            <text:p>3.25113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458262870802" calcext:value-type="float">
            <text:p>2.11458</text:p>
          </table:table-cell>
          <table:table-cell office:value-type="float" office:value="2.47569539277475" calcext:value-type="float">
            <text:p>2.4757</text:p>
          </table:table-cell>
          <table:table-cell office:value-type="float" office:value="3.15766263599798" calcext:value-type="float">
            <text:p>3.1576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085478996868" calcext:value-type="float">
            <text:p>2.10085</text:p>
          </table:table-cell>
          <table:table-cell office:value-type="float" office:value="2.47502796603106" calcext:value-type="float">
            <text:p>2.47503</text:p>
          </table:table-cell>
          <table:table-cell office:value-type="float" office:value="3.15541529450159" calcext:value-type="float">
            <text:p>3.155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5" calcext:value-type="float">
            <text:p>5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0" calcext:value-type="float">
            <text:p>0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5" calcext:value-type="float">
            <text:p>5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4" calcext:value-type="float">
            <text:p>4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3:13.984243064</dc:date>
    <meta:document-statistic meta:table-count="1" meta:cell-count="4573" meta:object-count="0"/>
    <meta:generator>LibreOffice/4.2.8.2$Linux_X86_64 LibreOffice_project/420m0$Build-2</meta:generator>
  </office:meta>
</office:document-meta>
</file>